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erviceSampler.setReadResponse( boolean 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ample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42">
            <text:p text:style-name="Table_20_Contents">142</text:p>
          </table:table-cell>
        </table:table-row>
        <table:table-row>
          <table:table-cell office:value-type="string">
            <text:p text:style-name="Table_20_Contents">WebServiceSampler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etXml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RandomFile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ServiceSampler.setSoapAction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Xml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etWsdl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Prox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erviceSampler.convertSoapHeaders( Enumeration 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erviceSampler.addEncodedArgument( String name , String value , String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ServiceSampler.getXm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Use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createDocume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ServiceSampler.setProxyPort( String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Memor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openDocument( String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ebServiceSampler.convertSoapHeaders( Hashtable 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ServiceSampler.setTimeou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Proxy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erviceSampler.setXmlPathLoc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TimeoutAs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etUseProxy( boolean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checkProx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ServiceSampler.setMemoryCache( boolean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Wsdl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Read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etXml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ample( URL u , String s , boolean b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setProxy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erviceSampler.getXmlPath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